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2" style:family="graphic" style:parent-style-name="objectwithoutfill">
      <style:graphic-properties draw:fill="none" draw:textarea-vertical-align="middle" draw:shadow="hidden"/>
    </style:style>
    <style:style style:name="gr3" style:family="graphic" style:parent-style-name="standard">
      <style:graphic-properties draw:stroke="none" svg:stroke-color="#000000" draw:fill="none" draw:fill-color="#ffffff" fo:min-height="2.286cm" draw:shadow="hidden"/>
    </style:style>
    <style:style style:name="gr4" style:family="graphic" style:parent-style-name="standard">
      <style:graphic-properties draw:stroke="none" svg:stroke-color="#000000" draw:fill="none" draw:fill-color="#ffffff" fo:min-height="1.651cm" draw:shadow="hidden"/>
    </style:style>
    <style:style style:name="gr5" style:family="graphic" style:parent-style-name="standard">
      <style:graphic-properties draw:stroke="none" svg:stroke-color="#000000" draw:fill="none" draw:fill-color="#ffffff" fo:min-height="3.429cm" draw:shadow="hidden"/>
    </style:style>
    <style:style style:name="gr6" style:family="graphic" style:parent-style-name="standard">
      <style:graphic-properties draw:stroke="none" svg:stroke-color="#000000" draw:fill="none" draw:fill-color="#ffffff" fo:min-height="1.016cm" draw:shadow="hidden"/>
    </style:style>
    <style:style style:name="gr7" style:family="graphic" style:parent-style-name="standard">
      <style:graphic-properties draw:stroke="none" svg:stroke-color="#000000" draw:fill="none" draw:fill-color="#ffffff" fo:min-height="3.81cm" draw:shadow="hidden"/>
    </style:style>
    <style:style style:name="gr8" style:family="graphic" style:parent-style-name="standard">
      <style:graphic-properties draw:stroke="none" svg:stroke-color="#000000" draw:fill="none" draw:fill-color="#ffffff" fo:min-height="1.27cm" draw:shadow="hidden"/>
    </style:style>
    <style:style style:name="gr9" style:family="graphic" style:parent-style-name="standard">
      <style:graphic-properties draw:stroke="none" svg:stroke-color="#000000" draw:fill="none" draw:fill-color="#ffffff" fo:min-height="1.677cm" draw:shadow="hidden"/>
    </style:style>
    <style:style style:name="gr10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11" style:family="graphic" style:parent-style-name="standard">
      <style:graphic-properties draw:stroke="none" svg:stroke-color="#000000" draw:fill="none" draw:fill-color="#ffffff" fo:min-height="2.794cm" draw:shadow="hidden"/>
    </style:style>
    <style:style style:name="gr12" style:family="graphic" style:parent-style-name="standard">
      <style:graphic-properties draw:stroke="none" svg:stroke-color="#000000" draw:fill="none" draw:fill-color="#ffffff" fo:min-height="2.159cm" draw:shadow="hidden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6.35cm" svg:x="1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.508cm" svg:y1="13.7cm" svg:x2="6.08cm" svg:y2="13.7cm">
          <text:p/>
        </draw:line>
        <draw:frame draw:style-name="gr3" draw:layer="layout" svg:width="3.302cm" svg:height="2.536cm" svg:x="2.778cm" svg:y="11.672cm">
          <draw:text-box>
            <text:p>Train</text:p>
            <text:p>368</text:p>
          </draw:text-box>
        </draw:frame>
        <draw:frame draw:style-name="gr4" draw:layer="layout" svg:width="3.048cm" svg:height="1.901cm" svg:x="2.778cm" svg:y="13.827cm">
          <draw:text-box>
            <text:p>Test</text:p>
            <text:p>84</text:p>
          </draw:text-box>
        </draw:frame>
        <draw:custom-shape draw:style-name="gr1" draw:text-style-name="P1" draw:layer="layout" svg:width="6.731cm" svg:height="9.271cm" svg:x="9.128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255cm" svg:y1="12.049cm" svg:x2="15.732cm" svg:y2="12.049cm">
          <text:p/>
        </draw:line>
        <draw:frame draw:style-name="gr5" draw:layer="layout" svg:width="4.699cm" svg:height="3.679cm" svg:x="11.033cm" svg:y="8.366cm">
          <draw:text-box>
            <text:p>Train</text:p>
            <text:p>1610</text:p>
          </draw:text-box>
        </draw:frame>
        <draw:frame draw:style-name="gr6" draw:layer="layout" svg:width="4.191cm" svg:height="1.673cm" svg:x="11.033cm" svg:y="12.303cm">
          <draw:text-box>
            <text:p>Validation</text:p>
            <text:p>230</text:p>
          </draw:text-box>
        </draw:frame>
        <draw:custom-shape draw:style-name="gr1" draw:text-style-name="P1" draw:layer="layout" svg:width="10.033cm" svg:height="10.287cm" svg:x="9.255cm" svg:y="4.556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2.794cm" svg:height="4.06cm" svg:x="17.129cm" svg:y="9.255cm">
          <draw:text-box>
            <text:p>NN</text:p>
          </draw:text-box>
        </draw:frame>
        <draw:frame draw:style-name="gr8" draw:layer="layout" svg:width="3.302cm" svg:height="1.673cm" svg:x="6.334cm" svg:y="9.382cm">
          <draw:text-box>
            <text:p>Gaussian noise</text:p>
          </draw:text-box>
        </draw:frame>
        <draw:custom-shape draw:style-name="gr1" draw:text-style-name="P1" draw:layer="layout" svg:width="2.54cm" svg:height="1.016cm" svg:x="6.588cm" svg:y="10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line draw:style-name="gr2" draw:text-style-name="P1" draw:layer="layout" svg:width="3.047cm" svg:height="4.698cm" draw:transform="rotate (1.5707963267949) translate (12.43cm 6.842cm)" svg:viewBox="0 0 3048 4699" draw:points="2286,4699 3048,4699 3048,0 0,0">
          <text:p/>
        </draw:polyline>
        <draw:polyline draw:style-name="gr2" draw:text-style-name="P1" draw:layer="layout" svg:width="8.508cm" svg:height="14.223cm" draw:transform="rotate (1.5707963267949) translate (3.921cm 10.398cm)" svg:viewBox="0 0 8509 14224" draw:points="5842,14224 8382,14224 8509,0 127,0 0,0">
          <text:p/>
        </draw:polyline>
        <draw:polyline draw:style-name="gr2" draw:text-style-name="P1" draw:layer="layout" svg:width="3.047cm" svg:height="13.842cm" draw:transform="rotate (-1.5707963267949) translate (17.51cm 14.843cm)" svg:viewBox="0 0 3048 13843" draw:points="0,0 3048,0 3048,13843 635,13843">
          <text:p/>
        </draw:polyline>
        <draw:frame draw:style-name="gr9" draw:layer="layout" svg:width="7.239cm" svg:height="1.927cm" svg:x="11.922cm" svg:y="2.397cm">
          <draw:text-box>
            <text:p>Fara proiectie:21%</text:p>
            <text:p>Cu proiectie:32%</text:p>
          </draw:text-box>
        </draw:frame>
        <draw:line draw:style-name="gr10" draw:text-style-name="P1" draw:layer="layout" svg:x1="12.43cm" svg:y1="6.842cm" svg:x2="12.43cm" svg:y2="7.731cm">
          <text:p/>
        </draw:line>
        <draw:line draw:style-name="gr10" draw:text-style-name="P1" draw:layer="layout" svg:x1="3.921cm" svg:y1="10.271cm" svg:x2="3.921cm" svg:y2="11.414cm">
          <text:p/>
        </draw:line>
        <draw:line draw:style-name="gr10" draw:text-style-name="P1" draw:layer="layout" svg:x1="3.667cm" svg:y1="16.748cm" svg:x2="3.667cm" svg:y2="15.351cm">
          <text:p/>
        </draw:line>
        <draw:frame draw:style-name="gr11" draw:layer="layout" svg:width="6.35cm" svg:height="3.044cm" svg:x="4.048cm" svg:y="3.667cm">
          <draw:text-box>
            <text:p>Fara proiectie:35%</text:p>
            <text:p>Cu proiectie:51%</text:p>
          </draw:text-box>
        </draw:frame>
        <draw:frame draw:style-name="gr12" draw:layer="layout" svg:width="6.096cm" svg:height="2.409cm" svg:x="5.191cm" svg:y="15.986cm">
          <draw:text-box>
            <text:p>Fara proiectie:38%</text:p>
            <text:p>Cu proiectie:44%</text:p>
          </draw:text-box>
        </draw:frame>
        <draw:frame draw:style-name="gr7" draw:layer="layout" svg:width="14.605cm" svg:height="4.06cm" svg:x="2.524cm" svg:y="18.526cm">
          <draw:text-box>
            <text:p>Setul de validare l-am folosit mai degraba pentru a reamesteca TRAIN cu VALIDATION atunci cand <text:s/>costul pentru validation depaseste costul pentru trai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4:22:41.852304046</meta:creation-date>
    <dc:date>2017-02-13T08:05:30.485100019</dc:date>
    <meta:editing-duration>PT6H53M20S</meta:editing-duration>
    <meta:editing-cycles>3</meta:editing-cycles>
    <meta:generator>LibreOffice/4.2.8.2$Linux_X86_64 LibreOffice_project/420m0$Build-2</meta:generator>
    <meta:document-statistic meta:object-count="22"/>
  </office:meta>
</office:document-meta>
</file>